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C0000002C5EA79840F3775C4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lack-Lato" svg:font-family="Slack-Lato, Slack-Fractions, appleLogo, sans-serif"/>
  </office:font-face-decls>
  <office:automatic-styles>
    <style:style style:name="P1" style:family="paragraph" style:parent-style-name="Standard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/>
      <style:text-properties fo:font-variant="normal" fo:text-transform="none" fo:color="#1d1c1d" loext:opacity="100%" fo:letter-spacing="normal"/>
    </style:style>
    <style:style style:name="P2" style:family="paragraph" style:parent-style-name="Text_20_body" style:list-style-name="L1">
      <style:paragraph-properties fo:margin-left="0.741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1c1d" loext:opacity="100%" style:font-name="Slack-Lato" fo:font-size="11.25pt" fo:letter-spacing="normal" fo:font-style="italic" fo:font-weight="normal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1d1c1d" loext:opacity="100%" fo:letter-spacing="normal"/>
    </style:style>
    <style:style style:name="T1" style:family="text">
      <style:text-properties style:font-name="Slack-Lato" fo:font-size="11.25pt" fo:font-style="normal" fo:font-weight="normal"/>
    </style:style>
    <style:style style:name="T2" style:family="text">
      <style:text-properties style:font-name="Slack-Lato" fo:font-size="11.25pt" fo:font-style="normal"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Изображение1" text:anchor-type="as-char" svg:width="0.582cm" svg:height="0.582cm" draw:z-index="1"><draw:image xlink:href="Pictures/100000010000002C0000002C5EA79840F3775C4D.png" xlink:type="simple" xlink:show="embed" xlink:actuate="onLoad" draw:mime-type="image/png"/><svg:title>:point_right:</svg:title></draw:frame> <text:span text:style-name="T1">1. Написать метод </text:span><text:span text:style-name="T2">greeting</text:span><text:span text:style-name="T1">, который будет запрашивать имя, фамилию и возраст, а затем выдавать приветствие в одном из двух вариантов, в зависимости от возраста:</text:span></text:p>
      <text:list xml:id="list780870682" text:style-name="L1">
        <text:list-item>
          <text:p text:style-name="P2">Привет, {имя} {фамилия}. Тебе меньше 18 лет, но начать учиться программировать никогда не рано</text:p>
        </text:list-item>
        <text:list-item>
          <text:p text:style-name="P2">Привет, {имя} {фамилия}. Самое время заняться делом!</text:p>
        </text:list-item>
      </text:list>
      <text:p text:style-name="P3"><draw:frame draw:style-name="fr1" draw:name="Изображение2" text:anchor-type="as-char" svg:width="0.582cm" svg:height="0.582cm" draw:z-index="0"><draw:image xlink:href="Pictures/100000010000002C0000002C5EA79840F3775C4D.png" xlink:type="simple" xlink:show="embed" xlink:actuate="onLoad" draw:mime-type="image/png"/><svg:title>:point_right:</svg:title></draw:frame> <text:span text:style-name="T1">2. Написать метод </text:span><text:span text:style-name="T2">foobar</text:span><text:span text:style-name="T1">, который принимает пару чисел, если хотя бы одно равно 20 - возвращает второе число, в противном случае выводит сумму этих чисел.И напишите тесты если сможете.  Но не обязательно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lack-Lato" svg:font-family="Slack-Lato, Slack-Fractions, appleLog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7:48:44.178724202</meta:creation-date>
    <dc:date>2023-07-19T17:49:39.152604764</dc:date>
    <meta:editing-duration>PT55S</meta:editing-duration>
    <meta:editing-cycles>1</meta:editing-cycles>
    <meta:document-statistic meta:table-count="0" meta:image-count="2" meta:object-count="0" meta:page-count="1" meta:paragraph-count="4" meta:word-count="79" meta:character-count="513" meta:non-whitespace-character-count="437"/>
    <meta:generator>LibreOffice/7.3.7.2$Linux_X86_64 LibreOffice_project/30$Build-2</meta:generator>
  </office:meta>
</office:document-meta>
</file>